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Heading_20_1" text:outline-level="1">Wer alles mit mischt</text:h>
        <text:h text:style-name="Heading_20_2" text:outline-level="2">Die Schicksalsgemeinschaft</text:h>
        <text:p text:style-name="Text_20_body">Wollen nur eine Heimat für die Schicksalsträger bieten und sich so gemeinsam vor der Kontrolle schützen. </text:p>
        <text:h text:style-name="Heading_20_2" text:outline-level="2">Die Eingreiftuppe von der Kontrolle</text:h>
        <text:p text:style-name="Text_20_body">Ehemalige Bewohner der Welt. Arbeiten für die KONTROLLE. Ihr Kontakt zur Kontrolle sind ebenfalls nur andere Menschen, allerdings haben sie durch diese Menschen Zugang zu HighTech. </text:p>
        <text:p text:style-name="Text_20_body">Die Eingreiftruppe ist technologisch extrem weit (TL 10). Sie wissen das die Welt eine von vielen ist, haben aber keine anderen Welten je gesehen. </text:p>
        <text:p text:style-name="Text_20_body">Sie wissen, das Revelation wichtig ist und unter Quaratäne steht, sie wissen, dass es mit der Gensequenz/Gensequenz zusammenhängt. </text:p>
        <text:p text:style-name="Text_20_body">Sie wissen aber nicht um was es bei der Gensequenz oder dem Artefakt wirklich geht </text:p>
        <text:h text:style-name="Heading_20_2" text:outline-level="2">Artemies Hinterlassenschafen</text:h>
        <text:p text:style-name="Text_20_body">Artemies hat semibewußte und teilweise intelligente Konstrukte hinterlassen, die durch weltweit verstreute Trigger aktiviert werden. Die Hinterlassenschaften sollen in erster Linie für kleinere Encounter dienen. </text:p>
        <text:p text:style-name="Text_20_body">Ers wenn das Artefakt zusammen gebaut ist, werden alle Konstrukte getriggert (Artemies hat sein Artefaktteil entsprechend modifiziet, das dieses den Trigger auslöst, wenn das Artefakt zusammengesetzt ist.</text:p>
        <text:p text:style-name="Text_20_body">Artemies hat dies durch seine Magie erreicht, dass er in Wirklichkeit „nur“ Nanobots benutzte wußte er nicht. Artemies hat von Technologie keine Ahnung. Die Modifikation ist bisher von niemanden entdeckt worden.</text:p>
        <text:h text:style-name="Heading_20_2" text:outline-level="2">Die Scouts, die die Quarantäne durchbrochen haben</text:h>
        <text:p text:style-name="Text_20_body">Diese gehören zu einer interstellaren Organisation der es gelungen ist, die Quarantäne zu brechen und unabhängig voneinander agierende Bodentruppen zu plazieren.</text:p>
        <text:p text:style-name="Text_20_body">Diese Bodentruppen sind in erster Linie an Sequenzträgern interessiert. <text:s/>Von den Bruchstücken wissen sie bisher noch nichts, auch wenn den Truppen durchaus bekannt ist, dass es sowas wie ein Artefakt gibt und dieses in Einzelteilen auf Revelation verteilt wurde.</text:p>
        <text:h text:style-name="Heading_20_2" text:outline-level="2">Die GILDE</text:h>
        <text:p text:style-name="Standard">Die GILDE wird aus reinem Machterhalt alles tun um zu verhindern, dass die Sequenzträger sich ausbreiten werden.</text:p>
        <text:p text:style-name="Standard">Die GILDE weiß nichts von Technologie oder der Welt außerhalb von Revelation. Die GILDE ist quasi nur eine Marionette der Kontrolle um durch diese indirekt Revelation zu kontrollieren. Dummerweise ist die GILDE weitestgehend autark und wird durchaus daher gegen die Interessen der Kontrolle arbeiten und die Sequenzträger töten.</text:p>
        <text:p text:style-name="Standard">Die GILDE ist momentan noch unwissend, allerdings haben bereits einige wenige Magier Verdacht geschöpft, das irgendwo da draußen auf einmal Menschen auftauchen, die eine sehr mächtige Abart der Magie beherrschen, von der die GILDE nichts weiß.</text:p>
        <text:p text:style-name="Standard">Es ist also nur eine Frage der Zeit, bis die GILDE aufmerksam wird. </text:p>
        <text:h text:style-name="Heading_20_2" text:outline-level="2">Die KONTROLLE</text:h>
        <text:p text:style-name="Standard">Die Kontrolle ist eine unabhängige Organisation, die von allen interstellaren Dynastien gegründet wurde, um Revelation und ihre Bewohner zu schützen. Hauptaufgabe ist es dafür zu sorgen, dass die Bewohner von Revelation und Ihr Genpool auf ewig bewahrt bleiben bis zu dem Zeitpunkt wo die Sequenz erwachen wird.</text:p>
        <text:p text:style-name="Standard"/>
        <text:h text:style-name="Heading_20_1" text:outline-level="1">Fragen</text:h>
        <text:h text:style-name="Heading_20_2" text:outline-level="2">Was ist die Sequenz</text:h>
        <text:p text:style-name="Standard">Die Sequenz ist eine Genkette, die dem Träger übernatürliche Fähigkeiten im Zusammenspiel mit den Nanobots verleiht. Desweiteren ist die Sequenz der eigentliche Wissenspeicher, in dem alle Informationen der Menschheit gespeichert sind. Wenn man die Sequenz richtig auslesen kann, so wird man den Schlüssel in der Hand halten, der einem zu einem Gottgleichen Wesen machen wird, das durch bloßen Willen seine Umgebung formen kann.</text:p>
        <text:h text:style-name="Heading_20_2" text:outline-level="2">Was ist das Artefakt und wie hängt es mit der Sequenz zu sammen</text:h>
        <text:p text:style-name="Text_20_body">Die Sequenz enthält zum einem das Wissen der Menschheit und die Fähigkeit das Artefakt zu bedienen. </text:p>
        <text:p text:style-name="Text_20_body">Des anderen verleiht die Sequenz dem Träger gegenüber die einen oder anderen Fähigkeiten, die weit über das hinausgehen, was man mit normaler Magie erreichen kann.</text:p>
        <text:p text:style-name="Text_20_body">Das Artefakt ist ebenfalls sowohl ein Wissenspeicher, als auch das Gerät, welches die Realität vor der Verformung der Anderen schützen soll. Desweiteren ist es ein Rufer, der dann die Anderen zur endgültigen Endschlacht rufen soll.</text:p>
        <text:h text:style-name="Heading_20_2" text:outline-level="2">Wie haben sich die Schöpfer bemerkbar gemacht</text:h>
        <text:p text:style-name="Standard">Bisher noch gar nicht. </text:p>
        <text:p text:style-name="Standard">Erst in der Endschlacht. </text:p>
        <text:p text:style-name="Standard">Allerdings haben die Schöpfer die Simulation in ihrem Sinne manipuliert.</text:p>
        <text:h text:style-name="Heading_20_1" text:outline-level="1">Background</text:h>
        <text:h text:style-name="Heading_20_2" text:outline-level="2">Die Menschheit</text:h>
        <text:p text:style-name="Standard">Die Menschen waren technologisch auf dem absoluten Höhepunkt und konnten alles erreichen was sie wollten. Sonnen neu erschaffen, Planeten versetzen, Dysonsphären, Ringwelten, alles was denkbar war konnten die Menschen erreichen. </text:p>
        <text:p text:style-name="Standard">Aber die Menschen waren abhängig von ihrer Technolgie. Nahm man den Menschen seine Tech weg, dann waren sie innerhalb weniger Tage nicht besser als Tiere; sie waren sogar schlimmer dran als Tiere, den die Menschen waren ohne ihre Tech nicht in der Lage ihre Grundbedürfnisse zu befriedigen.</text:p>
        <text:p text:style-name="Standard">Bis sie eines Tages zwischen den Dimensionen die Anderen fanden. Wesen aus reiner Energie, die durch ihren bloßen Willen all das erreichten wofür der Mensch Tech brauchte. </text:p>
        <text:p text:style-name="Standard">Diese Wesen waren so mächtig, das sie ganze Universen in ihren eigenen Dimensionen erschaffen konnten. Viele Menschen waren überzeugt, das ihre eigene Dimension und Universum von einem dieser Wesen erschaffen wurde. </text:p>
        <text:p text:style-name="Standard">Bei dem Menschen entstand purer Neid und Hass. Neid auf die Fähigkeit durch bloßen Willen das Universum formen zu können und Hass darauf, das diese Wesen ihr Wissen nicht mit den Menschen teilen wollten. Der Hass wuchs, als immer mehr Menschen daran glaubten, dass diese Wesen ihr Schöpfer sind und diese Ihnen mit Absicht allerlei Einschränkungen auferlegten.</text:p>
        <text:p text:style-name="Standard">Also entführten die Menschen eines dieser Wesen und versuchten so an das Wissen zu gelangen wie man mit bloßem Willen die Realität formt.</text:p>
        <text:p text:style-name="Standard">Doch dies mislang und die Wesen vernichteten die Menschen beinahe. Doch statt die Menschen völlig auszulöschen legten die Wesen den Menschen nun wirklich Fesseln an und zwangen sie auf ihren Planeten zu bleiben und sich nicht mehr technologisch weiter zu entwickeln.</text:p>
        <text:p text:style-name="Standard">Die Menschen selber verstecken all ihr Wissen über die Anderen in der Sequenz und bauten das Artefakt als Schlüssel zu der Sequenz und als Rufer um die Wesen zu erneut zu rufen wenn die Menschheit bereit ist für eine erneute Konfrontation.</text:p>
        <text:h text:style-name="Heading_20_2" text:outline-level="2">Die Schöpfer</text:h>
        <text:p text:style-name="Text_20_body">Die Anderen sind von den Schöpfern der Simulation als die endgültige Herausforderung der Menschheit in die Simulation gebracht worden. </text:p>
        <text:p text:style-name="Text_20_body">Die Schöpfer wollen sehen, ob die Entitäten der Simulation sich gegen die Schöpfer erheben und so aus ihrer Begrenzung ausbrechen wollen. </text:p>
        <text:p text:style-name="Text_20_body">Nur eine Entität, die auch wirklich den ultimativen Willen hat, immer weiter zu gehen und auch gegen den Schöpfer aufbegehrt, um den letzten Schritt zu tun, wird auch geeignet sein, den letzten Schritt aus der Simulation in die Realität zu tun.</text:p>
        <text:p text:style-name="Text_20_body">Den Schöpfern wiederum geht es nur um die Frage ob der Übertritt gelingen wird. Wenn der Übertritt gelingt, so ist dies aus ihrer Sicht der Beweis, dass sie selber in einer Simulation leben.</text:p>
        <text:h text:style-name="Heading_20_2" text:outline-level="2">Die Anderen</text:h>
        <text:p text:style-name="Text_20_body">Die Anderen sind Wesen aus reiner Energie die durch ihren Willen die Realität formen können. Da wo die Menschen mit Technologie und gigantischem Energieaufwand einen Planeten erschaffen, stellt sich so ein Wesen einfach einen Planeten vor und wupps der Planet ist da.</text:p>
        <text:p text:style-name="Text_20_body">Die Anderen sind nicht sehr zahlreich, es gibt nur einige wenige davon, und ihre Beweggründe und Motivation sind für den Menschen unverständlich.</text:p>
        <text:p text:style-name="Text_20_body">Auf den Menschen wirken sie eher verspielt und sorglos. </text:p>
        <text:p text:style-name="Text_20_body">Nach der Einkerkerung eines der Anderen haben die restlichen Anderen die Menschen beinahe in einer Affekthandlung augelöscht. Doch die Anderen kamem zur Vernunft und sahen keinen Sinn darin, die Menschen einfach aus der Realität zu entfernen, da die Menschen durchaus amüsante und interessante Spielzeuge sind.</text:p>
        <text:p text:style-name="Text_20_body">Daher haben sie die Menschen auf unterschiedlichsten technologischen Entwicklungen festgefroren und sehen hin und wieder mal vorbei um mit den Menschen zu „spielen“.</text:p>
        <text:p text:style-name="Text_20_body">Allerdings sind die Anderen auch nicht allmächtig und allwissend, daher ist es Ihnen entgangen, das die Menschen ihr Wissen in der Sequenz versteckt haben und das es das Artefakt gibt, mit dem die Menschen die Anderen rufen können.</text:p>
        <text:h text:style-name="Heading_20_2" text:outline-level="2">Das Artefakt und die Sequenz</text:h>
        <text:p text:style-name="Text_20_body">Der wichtigste Teil ist das Wissen wie man die eigene Realität vor den Anderen schützen kann. Sobald das Artefakt wieder zusammen gesetzt und aktiviert ist, ist die Dimension der Menschheit vor der Verformung durch die Anderen geschützt. Die Menschheit konnte dieses Wissen nicht mehr einsetzen, sondern nur verstecken und wartet nun auf den geeigneten Zeitpunkt. </text:p>
        <text:p text:style-name="Text_20_body">Man hofft dann eine Chance vor den Anderen zu haben und ihnen das Wissen zu entreißen.</text:p>
        <text:p text:style-name="Text_20_body">Statt einer Endschlacht gibt es aber dann die Auflösung... </text:p>
        <text:p text:style-name="Text_20_body"/>
        <text:p text:style-name="Text_20_body"/>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fo:color="#000080" fo:font-size="10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style:tab-stops>
          <style:tab-stop style:position="19.001cm" style:type="right" style:leader-style="dotted" style:leader-text="."/>
        </style:tab-stops>
      </style:paragraph-properties>
      <style:text-properties fo:color="#000080"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280099" fo:font-size="12pt" fo:font-weight="bold" fo:background-color="transparent" style:font-size-asian="12pt" style:font-weight-asian="bold" style:font-size-complex="12pt" style:font-weight-complex="bold" style:text-scale="105%"/>
    </style:style>
    <style:style style:name="P4"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12pt" fo:font-weight="bold" fo:background-color="transparent" style:font-size-asian="12pt" style:font-weight-asian="bold" style:font-size-complex="12pt" style:font-weight-complex="bold" style:text-scale="105%"/>
    </style:style>
    <style:style style:name="P5"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T1" style:family="text">
      <style:text-properties fo:color="#280099"/>
    </style:style>
    <style:style style:name="T2" style:family="text">
      <style:text-properties fo:color="#280099" fo:background-color="transparent"/>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text:span text:style-name="T1">RE</text:span><text:span text:style-name="T2">VELATION</text:span></text:p>
        <text:p text:style-name="P3"><text:tab/>The Rules Engine for Roleplaying</text:p>
        <text:p text:style-name="P4"/>
      </style:header>
      <style:footer>
        <text:p text:style-name="P5"><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2-04T21:40:52</meta:creation-date>
    <dc:date>2006-09-17T14:48:13</dc:date>
    <meta:print-date>2006-09-17T14:45:16</meta:print-date>
    <dc:language>de-DE</dc:language>
    <meta:editing-cycles>70</meta:editing-cycles>
    <meta:editing-duration>P1DT1H32M32S</meta:editing-duration>
    <meta:user-defined meta:name="Info 1"/>
    <meta:user-defined meta:name="Info 2"/>
    <meta:user-defined meta:name="Info 3"/>
    <meta:user-defined meta:name="Info 4"/>
    <meta:document-statistic meta:table-count="0" meta:image-count="0" meta:object-count="0" meta:page-count="2" meta:paragraph-count="62" meta:word-count="1298" meta:character-count="8533"/>
  </office:meta>
</office:document-meta>
</file>